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3" svg:x="3.10417in" svg:y="3.14583in" svg:width="8.0366in" svg:height="4.316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4" svg:x="3.20833in" svg:y="7.8125in" svg:width="8.0366in" svg:height="4.316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2">
            <text:p>Size</text:p>
          </table:table-cell>
          <table:table-cell office:value-type="string" table:style-name="ce7">
            <text:p>Base serial</text:p>
          </table:table-cell>
          <table:table-cell office:value-type="string" table:style-name="ce7">
            <text:p>Base nr2</text:p>
          </table:table-cell>
          <table:table-cell office:value-type="string" table:style-name="ce7">
            <text:p>Base nr3</text:p>
          </table:table-cell>
          <table:table-cell office:value-type="string" table:style-name="ce6">
            <text:p>AVG</text:p>
          </table:table-cell>
          <table:table-cell office:value-type="string" table:style-name="ce7">
            <text:p>N Serial</text:p>
          </table:table-cell>
          <table:table-cell office:value-type="string" table:style-name="ce7">
            <text:p>Serial nr2</text:p>
          </table:table-cell>
          <table:table-cell office:value-type="string" table:style-name="ce7">
            <text:p>Serial nr3</text:p>
          </table:table-cell>
          <table:table-cell office:value-type="string" table:style-name="ce6">
            <text:p>AVG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10" table:style-name="ce3">
            <text:p>10</text:p>
          </table:table-cell>
          <table:table-cell office:value-type="float" office:value="4.4510000000000001E-3" table:style-name="ce4">
            <text:p>0,004451</text:p>
          </table:table-cell>
          <table:table-cell office:value-type="float" office:value="5.5290000000000001E-3" table:style-name="ce4">
            <text:p>0,005529</text:p>
          </table:table-cell>
          <table:table-cell office:value-type="float" office:value="5.4130000000000003E-3" table:style-name="ce4">
            <text:p>0,005413</text:p>
          </table:table-cell>
          <table:table-cell office:value-type="float" office:value="5.1310000000000001E-3" table:formula="of:=AVERAGE([.E5:.G5])" table:style-name="ce5">
            <text:p>0,005131</text:p>
          </table:table-cell>
          <table:table-cell office:value-type="float" office:value="5.8581000000000001E-2" table:style-name="ce4">
            <text:p>0,058581</text:p>
          </table:table-cell>
          <table:table-cell office:value-type="float" office:value="6.8085000000000007E-2" table:style-name="ce4">
            <text:p>0,068085</text:p>
          </table:table-cell>
          <table:table-cell office:value-type="float" office:value="6.8519999999999998E-2" table:style-name="ce4">
            <text:p>0,06852</text:p>
          </table:table-cell>
          <table:table-cell office:value-type="float" office:value="6.5061999999999995E-2" table:formula="of:=AVERAGE([.I5:.K5])" table:style-name="ce5">
            <text:p>0,06506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100" table:style-name="ce3">
            <text:p>100</text:p>
          </table:table-cell>
          <table:table-cell office:value-type="float" office:value="0.20405400000000001" table:style-name="ce4">
            <text:p>0,204054</text:p>
          </table:table-cell>
          <table:table-cell office:value-type="float" office:value="0.19318399999999999" table:style-name="ce4">
            <text:p>0,193184</text:p>
          </table:table-cell>
          <table:table-cell office:value-type="float" office:value="0.17572599999999999" table:style-name="ce4">
            <text:p>0,175726</text:p>
          </table:table-cell>
          <table:table-cell office:value-type="float" office:value="0.19098800000000002" table:formula="of:=AVERAGE([.E6:.G6])" table:style-name="ce5">
            <text:p>0,190988</text:p>
          </table:table-cell>
          <table:table-cell office:value-type="float" office:value="0.36988100000000002" table:style-name="ce4">
            <text:p>0,369881</text:p>
          </table:table-cell>
          <table:table-cell office:value-type="float" office:value="0.36744199999999999" table:style-name="ce4">
            <text:p>0,367442</text:p>
          </table:table-cell>
          <table:table-cell office:value-type="float" office:value="0.36830499999999999" table:style-name="ce4">
            <text:p>0,368305</text:p>
          </table:table-cell>
          <table:table-cell office:value-type="float" office:value="0.36854266666666663" table:formula="of:=AVERAGE([.I6:.K6])" table:style-name="ce5">
            <text:p>0,368542667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00" table:style-name="ce3">
            <text:p>200</text:p>
          </table:table-cell>
          <table:table-cell office:value-type="float" office:value="0.60566500000000001" table:style-name="ce4">
            <text:p>0,605665</text:p>
          </table:table-cell>
          <table:table-cell office:value-type="float" office:value="0.60457000000000005" table:style-name="ce4">
            <text:p>0,60457</text:p>
          </table:table-cell>
          <table:table-cell office:value-type="float" office:value="0.56445400000000001" table:style-name="ce4">
            <text:p>0,564454</text:p>
          </table:table-cell>
          <table:table-cell office:value-type="float" office:value="0.59156299999999995" table:formula="of:=AVERAGE([.E7:.G7])" table:style-name="ce5">
            <text:p>0,591563</text:p>
          </table:table-cell>
          <table:table-cell office:value-type="float" office:value="0.70684800000000003" table:style-name="ce4">
            <text:p>0,706848</text:p>
          </table:table-cell>
          <table:table-cell office:value-type="float" office:value="0.70150999999999997" table:style-name="ce4">
            <text:p>0,70151</text:p>
          </table:table-cell>
          <table:table-cell office:value-type="float" office:value="0.70555000000000001" table:style-name="ce4">
            <text:p>0,70555</text:p>
          </table:table-cell>
          <table:table-cell office:value-type="float" office:value="0.70463599999999993" table:formula="of:=AVERAGE([.I7:.K7])" table:style-name="ce5">
            <text:p>0,704636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500" table:style-name="ce3">
            <text:p>500</text:p>
          </table:table-cell>
          <table:table-cell office:value-type="float" office:value="3.3845100000000001" table:style-name="ce4">
            <text:p>3,38451</text:p>
          </table:table-cell>
          <table:table-cell office:value-type="float" office:value="3.3841399999999999" table:style-name="ce4">
            <text:p>3,38414</text:p>
          </table:table-cell>
          <table:table-cell office:value-type="float" office:value="3.3915799999999998" table:style-name="ce4">
            <text:p>3,39158</text:p>
          </table:table-cell>
          <table:table-cell office:value-type="float" office:value="3.3867433333333334" table:formula="of:=AVERAGE([.E8:.G8])" table:style-name="ce5">
            <text:p>3,386743333</text:p>
          </table:table-cell>
          <table:table-cell office:value-type="float" office:value="1.6854899999999999" table:style-name="ce4">
            <text:p>1,68549</text:p>
          </table:table-cell>
          <table:table-cell office:value-type="float" office:value="1.69129" table:style-name="ce4">
            <text:p>1,69129</text:p>
          </table:table-cell>
          <table:table-cell office:value-type="float" office:value="1.6857500000000001" table:style-name="ce4">
            <text:p>1,68575</text:p>
          </table:table-cell>
          <table:table-cell office:value-type="float" office:value="1.6875100000000003" table:formula="of:=AVERAGE([.I8:.K8])" table:style-name="ce5">
            <text:p>1,68751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1000" table:style-name="ce3">
            <text:p>1000</text:p>
          </table:table-cell>
          <table:table-cell office:value-type="float" office:value="13.530900000000001" table:style-name="ce4">
            <text:p>13,5309</text:p>
          </table:table-cell>
          <table:table-cell office:value-type="float" office:value="13.375500000000001" table:style-name="ce4">
            <text:p>13,3755</text:p>
          </table:table-cell>
          <table:table-cell office:value-type="float" office:value="13.3857" table:style-name="ce4">
            <text:p>13,3857</text:p>
          </table:table-cell>
          <table:table-cell office:value-type="float" office:value="13.430700000000002" table:formula="of:=AVERAGE([.E9:.G9])" table:style-name="ce5">
            <text:p>13,4307</text:p>
          </table:table-cell>
          <table:table-cell office:value-type="float" office:value="3.32863" table:style-name="ce4">
            <text:p>3,32863</text:p>
          </table:table-cell>
          <table:table-cell office:value-type="float" office:value="3.3341099999999999" table:style-name="ce4">
            <text:p>3,33411</text:p>
          </table:table-cell>
          <table:table-cell office:value-type="float" office:value="3.3856999999999999" table:style-name="ce4">
            <text:p>3,3857</text:p>
          </table:table-cell>
          <table:table-cell office:value-type="float" office:value="3.3494799999999998" table:formula="of:=AVERAGE([.I9:.K9])" table:style-name="ce5">
            <text:p>3,34948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000" table:style-name="ce3">
            <text:p>2000</text:p>
          </table:table-cell>
          <table:table-cell table:number-columns-repeated="3" table:style-name="ce4"/>
          <table:table-cell office:value-type="float" office:value="53.414200000000001" table:style-name="ce5">
            <text:p>53,4142</text:p>
          </table:table-cell>
          <table:table-cell table:number-columns-repeated="3" table:style-name="ce4"/>
          <table:table-cell office:value-type="float" office:value="6.9315600000000002" table:style-name="ce5">
            <text:p>6,93156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3000" table:style-name="ce3">
            <text:p>3000</text:p>
          </table:table-cell>
          <table:table-cell table:number-columns-repeated="3" table:style-name="ce4"/>
          <table:table-cell office:value-type="float" office:value="121.916" table:style-name="ce5">
            <text:p>121,916</text:p>
          </table:table-cell>
          <table:table-cell table:number-columns-repeated="3" table:style-name="ce4"/>
          <table:table-cell office:value-type="float" office:value="10.3361" table:style-name="ce5">
            <text:p>10,3361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5000" table:style-name="ce3">
            <text:p>5000</text:p>
          </table:table-cell>
          <table:table-cell table:number-columns-repeated="3" table:style-name="ce4"/>
          <table:table-cell table:style-name="ce5"/>
          <table:table-cell table:number-columns-repeated="3" table:style-name="ce4"/>
          <table:table-cell office:value-type="float" office:value="17.922999999999998" table:style-name="ce5">
            <text:p>17,923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500" table:style-name="ce3">
            <text:p>7500</text:p>
          </table:table-cell>
          <table:table-cell table:number-columns-repeated="3" table:style-name="ce4"/>
          <table:table-cell table:style-name="ce5"/>
          <table:table-cell table:number-columns-repeated="3" table:style-name="ce4"/>
          <table:table-cell office:value-type="float" office:value="27.645800000000001" table:style-name="ce5">
            <text:p>27,6458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10000" table:style-name="ce3">
            <text:p>10000</text:p>
          </table:table-cell>
          <table:table-cell table:number-columns-repeated="3" table:style-name="ce4"/>
          <table:table-cell table:style-name="ce5"/>
          <table:table-cell office:value-type="float" office:value="35.085700000000003" table:style-name="ce4">
            <text:p>35,0857</text:p>
          </table:table-cell>
          <table:table-cell office:value-type="float" office:value="35.265099999999997" table:style-name="ce4">
            <text:p>35,2651</text:p>
          </table:table-cell>
          <table:table-cell office:value-type="float" office:value="35.384799999999998" table:style-name="ce4">
            <text:p>35,3848</text:p>
          </table:table-cell>
          <table:table-cell office:value-type="float" office:value="35.245199999999997" table:formula="of:=AVERAGE([.I14:.K14])" table:style-name="ce5">
            <text:p>35,2452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number-columns-repeated="8" table:style-name="ce1"/>
          <table:table-cell table:style-name="ce5"/>
          <table:table-cell table:number-columns-repeated="1637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ashh</dc:creator>
    <meta:creation-date>2015-11-19T16:23:18Z</meta:creation-date>
    <dc:date>2015-11-19T21:08:06Z</dc:date>
    <meta:editing-cycles>1</meta:editing-cycles>
    <meta:editing-duration>PT53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000" chart:minimum="10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10.7591338582677pt" svg:width="578.6351968503938pt" chart:style-name="Crt0">
        <chart:title chart:style-name="CT00">
          <text:p text:style-name="a0" text:class-names="" text:cond-style-name="">Original vs Modified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in 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 Logarithmic</text:p>
            </chart:title>
          </chart:axis>
          <chart:series chart:values-cell-range-address="Sheet1.$H$5:.$H$14" chart:class="chart:scatter" chart:attached-axis="primary-y" chart:style-name="G0S0">
            <chart:domain table:cell-range-address="Sheet1.$D$5:.$D$14"/>
            <chart:data-point chart:repeated="10"/>
          </chart:series>
          <chart:series chart:values-cell-range-address="Sheet1.$L$5:.$L$14" chart:class="chart:scatter" chart:attached-axis="primary-y" chart:style-name="G0S1">
            <chart:domain table:cell-range-address="Sheet1.$D$5:.$D$14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00" chart:minimum="0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10.7591338582677pt" svg:width="578.6351968503938pt" chart:style-name="Crt0">
        <chart:title chart:style-name="CT00">
          <text:p text:style-name="a0" text:class-names="" text:cond-style-name="">Original vs Modified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in 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values-cell-range-address="Sheet1.$H$5:.$H$14" chart:class="chart:scatter" chart:attached-axis="primary-y" chart:style-name="G0S0">
            <chart:domain table:cell-range-address="Sheet1.$D$5:.$D$14"/>
            <chart:data-point chart:repeated="10"/>
          </chart:series>
          <chart:series chart:values-cell-range-address="Sheet1.$L$5:.$L$14" chart:class="chart:scatter" chart:attached-axis="primary-y" chart:style-name="G0S1">
            <chart:domain table:cell-range-address="Sheet1.$D$5:.$D$14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